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83d74d5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83539a3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8292238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82b0b13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83538af"/>
    </style:style>
    <style:style style:name="P6" style:family="paragraph" style:parent-style-name="List_20_Paragraph" style:list-style-name="L1">
      <style:paragraph-properties fo:text-align="justify" style:justify-single-word="false"/>
      <style:text-properties style:font-name="DejaVu Sans" fo:font-size="9pt" officeooo:paragraph-rsid="08292238" style:font-size-asian="9pt" style:font-size-complex="9pt"/>
    </style:style>
    <style:style style:name="P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8426fda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842d9fd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8456567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84967ed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84ad37d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5d29c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d9504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f6cea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e71ad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fd0a2c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f0665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dc640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7dfd422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12afb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12be9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140e4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22413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231221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24436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29fad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1eeec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5f7f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539a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3547e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2d9f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5656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967e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a23b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a754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ad37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75d29cf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81eeec7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850dc60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842d9fd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75d29cf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37a91f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42d9f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8486555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DejaVu Sans" fo:font-size="9pt" style:text-underline-style="none" officeooo:rsid="075d29cf" style:text-blinking="false" fo:background-color="transparent" loext:char-shading-value="0" style:font-name-asian="Times New Roman1" style:font-size-asian="9pt" style:font-name-complex="Calibri1" style:font-size-complex="9pt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DejaVu Sans" fo:font-size="9pt" style:text-underline-style="none" fo:font-weight="normal" officeooo:rsid="075d29cf" style:text-blinking="false" fo:background-color="transparent" loext:char-shading-value="0" style:font-name-asian="Times New Roman1" style:font-size-asian="9pt" style:font-weight-asian="normal" style:font-name-complex="Calibri1" style:font-size-complex="9pt" style:font-weight-complex="normal" loext:padding="0cm" loext:border="none"/>
    </style:style>
    <style:style style:name="T36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2c6673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7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3107fc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8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34b95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9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3538af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0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26fd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1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842d9f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2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officeooo:rsid="08426fda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43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officeooo:rsid="0842d9fd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44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842d9f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5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8426fd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6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842d9f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7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normal" officeooo:rsid="084967e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8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normal" officeooo:rsid="084a23b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9" style:family="text">
      <style:text-properties fo:font-variant="normal" fo:text-transform="none" fo:color="#996600" style:text-line-through-style="none" style:text-line-through-type="none" style:font-name="DejaVu Sans" fo:font-size="9pt" fo:font-style="normal" style:text-underline-style="none" fo:font-weight="normal" officeooo:rsid="084a754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0" style:family="text">
      <style:text-properties style:font-name="DejaVu Sans" fo:font-size="9pt" style:font-size-asian="9pt" style:font-size-complex="9pt"/>
    </style:style>
    <style:style style:name="T51" style:family="text">
      <style:text-properties style:font-name="DejaVu Sans" fo:font-size="9pt" fo:font-weight="normal" style:font-size-asian="9pt" style:font-weight-asian="normal" style:font-size-complex="9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5122144080637897" text:style-name="L1">
        <text:list-header>
          <text:p text:style-name="P7"><text:a xlink:type="simple" xlink:href="https://www.mongodb.com/big-data-explained" text:style-name="Internet_20_link" text:visited-style-name="Visited_20_Internet_20_Link"><text:span text:style-name="Strong_20_Emphasis"><text:span text:style-name="T45">https://www.mongodb.com/big-data-explained</text:span></text:span></text:a></text:p>
        </text:list-header>
      </text:list>
      <text:p text:style-name="P8"><text:span text:style-name="Strong_20_Emphasis"><text:span text:style-name="T20"/></text:span></text:p>
      <text:p text:style-name="P8"><text:span text:style-name="Strong_20_Emphasis"><text:span text:style-name="T32">Real-time analytics </text:span></text:span><text:span text:style-name="Strong_20_Emphasis"><text:span text:style-name="T33">for online applications</text:span></text:span><text:span text:style-name="Strong_20_Emphasis"><text:span text:style-name="T32">:</text:span></text:span></text:p>
      <text:p text:style-name="P9"><text:a xlink:type="simple" xlink:href="https://www.mongodb.com/use-cases/real-time-analytics" text:style-name="Internet_20_link" text:visited-style-name="Visited_20_Internet_20_Link"><text:span text:style-name="Strong_20_Emphasis"><text:span text:style-name="T21">https://www.mongodb.com/use-cases/real-time-analytics</text:span></text:span></text:a></text:p>
      <text:p text:style-name="P9"><text:span text:style-name="Strong_20_Emphasis"><text:span text:style-name="T21"/></text:span></text:p>
      <text:p text:style-name="P10"><text:span text:style-name="Strong_20_Emphasis"><text:span text:style-name="T47">ETL (</text:span></text:span><text:span text:style-name="Strong_20_Emphasis"><text:span text:style-name="T48">Extract, transform, load</text:span></text:span><text:span text:style-name="Strong_20_Emphasis"><text:span text:style-name="T47">) or Offline Applicatio</text:span></text:span><text:span text:style-name="Strong_20_Emphasis"><text:span text:style-name="T49">ns:</text:span></text:span></text:p>
      <text:p text:style-name="P10"><text:span text:style-name="Strong_20_Emphasis"><text:span text:style-name="T22"/></text:span></text:p>
      <text:p text:style-name="P11"><text:span text:style-name="Strong_20_Emphasis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5-11T18:30:35.184053827</dc:date>
    <meta:editing-cycles>2431</meta:editing-cycles>
    <meta:editing-duration>P24DT8H59M23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194" meta:non-whitespace-character-count="1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